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-------------------------------------------------<text:tab/></text:span></text:p>
      <text:p text:style-name="P1"><text:span text:style-name="T1"><text:tab/><text:tab/><text:tab/><text:tab/>NumPy Sorting Arrays</text:span></text:p>
      <text:p text:style-name="P1"><text:span text:style-name="T1"><text:tab/><text:tab/><text:tab/>--------------------------------------------------</text:span></text:p>
      <text:p text:style-name="P1"><text:span text:style-name="T1">=&gt;Sorting is nothing arranging the elements in an ordered sequence.</text:span></text:p>
      <text:p text:style-name="P1"><text:span text:style-name="T1">=&gt;Ordered sequence is any sequence that has an order corresponding to elements, like numeric or alphabetical, ascending or descending.</text:span></text:p>
      <text:p text:style-name="P1"><text:span text:style-name="T1">=&gt;The NumPy ndarray object has a function called sort(), that will sort a specified array.</text:span></text:p>
      <text:p text:style-name="P2"/>
      <text:p text:style-name="P1"><text:span text:style-name="T1">Examples:</text:span></text:p>
      <text:p text:style-name="P1"><text:span text:style-name="T1">-------------------</text:span></text:p>
      <text:p text:style-name="P1"><text:span text:style-name="T1">import numpy as np</text:span></text:p>
      <text:p text:style-name="P1"><text:span text:style-name="T1">arr = np.array([3, 2, 0, 1])</text:span></text:p>
      <text:p text:style-name="P1"><text:span text:style-name="T1">print(np.sort(arr)) <text:s/># <text:s text:c="2"/>[0 1 2 3]</text:span></text:p>
      <text:p text:style-name="P1"><text:span text:style-name="T1">----------------------------------------------------</text:span></text:p>
      <text:p text:style-name="P1"><text:span text:style-name="T1">import numpy as np</text:span></text:p>
      <text:p text:style-name="P1"><text:span text:style-name="T1">arr = np.array(['banana', 'cherry', 'apple'])</text:span></text:p>
      <text:p text:style-name="P1"><text:span text:style-name="T1">print(np.sort(arr)) # ['apple' 'banana' 'cherry']</text:span></text:p>
      <text:p text:style-name="P1"><text:span text:style-name="T1">-----------------------------------------------------</text:span></text:p>
      <text:p text:style-name="P1"><text:span text:style-name="T1">import numpy as np</text:span></text:p>
      <text:p text:style-name="P1"><text:span text:style-name="T1">arr = np.array([True, False, True])</text:span></text:p>
      <text:p text:style-name="P1"><text:span text:style-name="T1">print(np.sort(arr)) # [False True True]</text:span></text:p>
      <text:p text:style-name="P1"><text:span text:style-name="T1">-------------------------------------------------------</text:span></text:p>
      <text:p text:style-name="P1"><text:span text:style-name="T1">Sorting a 2-D Array</text:span></text:p>
      <text:p text:style-name="P1"><text:span text:style-name="T1">--------------------------------------------------------</text:span></text:p>
      <text:p text:style-name="P1"><text:span text:style-name="T1">If you use the sort() method on a 2-D array, both columns and Rows of nd array will be sorted.</text:span></text:p>
      <text:p text:style-name="P1"><text:span text:style-name="T1">-------------------</text:span></text:p>
      <text:p text:style-name="P1"><text:soft-page-break/><text:span text:style-name="T1">Examples:</text:span></text:p>
      <text:p text:style-name="P1"><text:span text:style-name="T1">-------------------</text:span></text:p>
      <text:p text:style-name="P1"><text:span text:style-name="T1"><text:tab/><text:tab/>import numpy as np</text:span></text:p>
      <text:p text:style-name="P1"><text:span text:style-name="T1"><text:tab/><text:tab/>arr = np.array([[3, 2, 4], [5, 0, 1]])</text:span></text:p>
      <text:p text:style-name="P1"><text:span text:style-name="T1"><text:tab/><text:tab/>print(np.sort(arr))</text:span></text:p>
      <text:p text:style-name="P1"><text:span text:style-name="T1">#output</text:span></text:p>
      <text:p text:style-name="P1"><text:span text:style-name="T1"><text:tab/><text:tab/><text:tab/>[[2 3 4]</text:span></text:p>
      <text:p text:style-name="P1"><text:span text:style-name="T1"><text:tab/><text:tab/><text:tab/> [0 1 5]]</text:span></text:p>
      <text:p text:style-name="P1"><text:span text:style-name="T1">--------------------------------------------------------------------------------------------------</text:span></text:p>
      <text:p text:style-name="P1"><text:span text:style-name="T1">a=np.array([110, 20, -30, 40, 50, 160, 7, 8, 90])</text:span></text:p>
      <text:p text:style-name="P1"><text:span text:style-name="T1">print(a)</text:span></text:p>
      <text:p text:style-name="P2"/>
      <text:p text:style-name="P1"><text:span text:style-name="T1">np.sort(a)-----------array([-30, <text:s text:c="2"/>7, <text:s text:c="2"/>8, <text:s/>20, <text:s/>40, <text:s/>50, <text:s/>90, 110, 160])</text:span></text:p>
      <text:p text:style-name="P1"><text:span text:style-name="T1">np.sort(a)[::-1]-----array([160, 110, <text:s/>90, <text:s/>50, <text:s/>40, <text:s/>20, <text:s text:c="2"/>8, <text:s text:c="2"/>7, -30])</text:span></text:p>
      <text:p text:style-name="P1"><text:span text:style-name="T1">a.shape=(3,3)</text:span></text:p>
      <text:p text:style-name="P1"><text:span text:style-name="T1">a-------------------------------array([[110, <text:s/>20, -30],</text:span></text:p>
      <text:p text:style-name="P1"><text:span text:style-name="T1"><text:tab/><text:tab/><text:tab/><text:tab/> <text:s text:c="6"/>[ 40, <text:s/>50, 160],</text:span></text:p>
      <text:p text:style-name="P1"><text:span text:style-name="T1"><text:tab/><text:tab/><text:tab/><text:tab/> <text:s text:c="6"/>[ <text:s/>7, <text:s text:c="2"/>8, <text:s/>90]])</text:span></text:p>
      <text:p text:style-name="P2"/>
      <text:p text:style-name="P1"><text:span text:style-name="T1">np.sort(a,axis=0) <text:s/># ColumnWise</text:span></text:p>
      <text:p text:style-name="P1"><text:span text:style-name="T1"><text:tab/><text:tab/><text:tab/><text:tab/>array([[ <text:s/>7, <text:s text:c="2"/>8, -30],</text:span></text:p>
      <text:p text:style-name="P1"><text:span text:style-name="T1"><text:tab/><text:tab/><text:tab/><text:tab/> <text:s text:c="6"/>[ 40, <text:s/>20, <text:s/>90],</text:span></text:p>
      <text:p text:style-name="P1"><text:span text:style-name="T1"><text:tab/><text:tab/><text:tab/><text:tab/> <text:s text:c="6"/>[110, <text:s/>50, 160]])</text:span></text:p>
      <text:p text:style-name="P1"><text:span text:style-name="T1">-----------------------------------------------------------</text:span></text:p>
      <text:p text:style-name="P1"><text:span text:style-name="T1">print(a)</text:span></text:p>
      <text:p text:style-name="P1"><text:span text:style-name="T1"><text:tab/><text:tab/><text:tab/>array([[110, <text:s/>20, -30],</text:span></text:p>
      <text:p text:style-name="P1"><text:soft-page-break/><text:span text:style-name="T1"><text:tab/><text:tab/><text:tab/> <text:s text:c="6"/>[ 40, <text:s/>50, 160],</text:span></text:p>
      <text:p text:style-name="P1"><text:span text:style-name="T1"><text:tab/><text:tab/><text:tab/> <text:s text:c="6"/>[ <text:s/>7, <text:s text:c="2"/>8, <text:s/>90]])</text:span></text:p>
      <text:p text:style-name="P2"/>
      <text:p text:style-name="P1"><text:span text:style-name="T1">np.sort(a,axis=1) <text:s/># Row Wise</text:span></text:p>
      <text:p text:style-name="P1"><text:span text:style-name="T1"><text:tab/><text:tab/><text:tab/>array([[-30, <text:s/>20, 110],</text:span></text:p>
      <text:p text:style-name="P1"><text:span text:style-name="T1"><text:tab/><text:tab/><text:tab/> <text:s text:c="6"/>[ 40, <text:s/>50, 160],</text:span></text:p>
      <text:p text:style-name="P1"><text:span text:style-name="T1"><text:tab/><text:tab/><text:tab/> <text:s text:c="6"/>[ <text:s/>7, <text:s text:c="2"/>8, <text:s/>90]])</text:span></text:p>
      <text:p text:style-name="P1"><text:span text:style-name="T1">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5" meta:word-count="233" meta:character-count="2109" meta:non-whitespace-character-count="1771"/>
    <meta:generator>LibreOfficeDev/6.0.5.2$Linux_X86_64 LibreOffice_project/</meta:generator>
  </office:meta>
</office:document-meta>
</file>